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4.463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SMU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10,C421,C454,C705,C933,C301,C403,C414,C1021,C702,C455,C707,C1010,C41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49,C617,C441,C903,C912,C603,C428,C419,C405,C919,C928,C601,C426,C929,C402,C507,C445,C418,C435,C606,C446,C612,C907,C429,C1022,C436,C607,C604,C610,C407,C440,C437,C1011,C508,C1018,C425,C605,C438,C704,C434,C611,C908,C1001,C923,C703,C922,C501,C442,C618,C401,C1017,C614,C911,C915,C904,C424,C1014,C901,C708,C906,C444,C417,C510,C430,C502,C608,C615,C616,C413,C918,C1016,C1012,C509,C409,C506,C921,C905,C443,C422,C1015,C926,C1020,C503,C609,C427,C1007,C431,C909,C1004,C448,C504,C1013,C408,C411,C447,C902,C423,C1009,C432,C439,C925,C412,C701,C602,C505,C613,C1019,C1002,C706,C4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902,R630,R629,R424,R409,R615,R434,R423,R410,R918,R623,R6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04,U503,U505,U506,U603,U605,U504</text:p>
          </table:table-cell>
          <table:table-cell office:value-type="string" calcext:value-type="string">
            <text:p>SOT-5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74LVC1T45DRL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7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924,R903,R9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10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16.000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704,R609,R914,R930,R501,R604,R605,R603,R617,R602,R618,R601,R619,R616,R9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08,R610,R6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2/.1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804,C80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50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304,K305,K302,K301,K306,K303</text:p>
          </table:table-cell>
          <table:table-cell office:value-type="string" calcext:value-type="string">
            <text:p>HE360_x-5050462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3621A05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217GUA+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06,R611,R211,R1010,R936,R432,R431,R403,R622,R207,R614,R430,R1009,R1002,R917,R208,R935,R701,R631,R429,R209,R401,R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02,R204,R201,R205,R92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824,C820,C821,C823,C825,C822,C826,C829,C819,C827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7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0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21,R9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904,L903,L901,L902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MF1608T100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14,R4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/0.05%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808,C807,C809,C806</text:p>
          </table:table-cell>
          <table:table-cell office:value-type="string" calcext:value-type="string">
            <text:p>C_1812_4532Metric_Pad1.57x3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p/2kV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910,U612,U916</text:p>
          </table:table-cell>
          <table:table-cell office:value-type="string" calcext:value-type="string">
            <text:p>SOIC-8_3.9x4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7171BI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13,C21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07,R1006,R905,R919,R1008,R906,R1004,R9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4/.1%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803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04,U402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444DY+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0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828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908,R9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/.1%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210,C205,C202,C208,C212,C209,C21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4,C20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p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9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V301N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415,U416</text:p>
          </table:table-cell>
          <table:table-cell office:value-type="string" calcext:value-type="string">
            <text:p>QFN-16-1EP_4x4mm_P0.65mm_EP2.7x2.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8681IRUM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HTSSOP-20-1EP_4.4x6.5mm_P0.65mm_EP3.4x6.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970ACF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452,C45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207,C206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609,U610,U608,U607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2SX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703,R9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3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413,U911,U410,U409,U414</text:p>
          </table:table-cell>
          <table:table-cell office:value-type="string" calcext:value-type="string">
            <text:p>SOIC-8_3.9x4.9mm_P1.27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A141AI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811,C814,C81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932,C931,C92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9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k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6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k/.1%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7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805,C817,C802,C810,C813,C803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u7/50V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912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322ARMZ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91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09DY+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602,D1002,D603,D803,D6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202,D10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450,C45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27,R42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7,R801,R931,R408,R9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5040ID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22,R421,R418,R4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k/.1%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217,R218,R216,R2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01,R1005,R92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90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6102EU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32,R909,R934,R933,R9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/.1%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1002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46ZG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604,Q601,Q602,Q60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X901</text:p>
          </table:table-cell>
          <table:table-cell office:value-type="string" calcext:value-type="string">
            <text:p>IQXO-791</text:p>
          </table:table-cell>
          <table:table-cell office:value-type="float" office:value="1" calcext:value-type="float">
            <text:p>1</text:p>
          </table:table-cell>
          <table:table-cell office:value-type="float" office:value="830208220601" calcext:value-type="float">
            <text:p>83020822060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006,C10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95PW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419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69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405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435AR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V1117DT33T5G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B1001,FB2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742792031" calcext:value-type="float">
            <text:p>74279203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220,R2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407,U602,U411,U412,U601,U406,U408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G419DY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4</text:p>
          </table:table-cell>
          <table:table-cell office:value-type="string" calcext:value-type="string">
            <text:p>R_Shunt_Vishay_WSR2_WSR3_Kelvin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R8000FEK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27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Q73C2B100RBT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915,R9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/.1%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02,R404,R4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1005,C10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p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OPT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905,U902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74AC161DR2G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8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15,R4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/0.05%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8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620,R43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621,C620,C622,C61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p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433,C913,C916,C930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914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1CDR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915,U401</text:p>
          </table:table-cell>
          <table:table-cell office:value-type="string" calcext:value-type="string">
            <text:p>T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1790BCS6-2.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818,C816,C815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92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80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417,R425,R420,R4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49/.1%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65ICPW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9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417,U418</text:p>
          </table:table-cell>
          <table:table-cell office:value-type="string" calcext:value-type="string">
            <text:p>MSOP-10_3x3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7980ARM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907</text:p>
          </table:table-cell>
          <table:table-cell office:value-type="string" calcext:value-type="string">
            <text:p>SOT-353_SC-70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UP1G79DCKR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920,C91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7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416,C40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416,R4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/0.05%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000MHZ-LN-CD-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203,U202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9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830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801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2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90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1G14DBVT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625</text:p>
          </table:table-cell>
          <table:table-cell office:value-type="string" calcext:value-type="string">
            <text:p>R_Shunt_Vishay_WSR2_WSR3_KelvinConn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K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61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823D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2141AID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42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1001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4BRUZ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10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1111-00010T4LF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TEL12-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2-242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10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628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A1206E1001BST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7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8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62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73D2B10RBTG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S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910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 table:number-rows-repeated="10484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3T13:31:28.766405012</dc:date>
    <meta:editing-duration>PT25S</meta:editing-duration>
    <meta:editing-cycles>1</meta:editing-cycles>
    <meta:document-statistic meta:table-count="1" meta:cell-count="696" meta:object-count="0"/>
    <meta:generator>LibreOffice/7.2.7.2$Linux_X86_64 LibreOffice_project/20$Build-2</meta:generator>
  </office:meta>
</office:document-meta>
</file>